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9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9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9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9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21" table:default-cell-style-name="ce8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 table:number-rows-repeated="1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83])" office:value-type="float" office:value="1600.87" calcext:value-type="float">
            <text:p>1600.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 table:number-rows-repeated="7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7:.C97])" office:value-type="float" office:value="-1530.52" calcext:value-type="float">
            <text:p>-153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99])" office:value-type="float" office:value="70.35" calcext:value-type="float">
            <text:p>70.35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3T16:20:55.306443729</dc:date>
    <meta:editing-duration>P3DT17H32M51S</meta:editing-duration>
    <meta:editing-cycles>481</meta:editing-cycles>
    <meta:generator>LibreOffice/7.3.5.2$Linux_X86_64 LibreOffice_project/30$Build-2</meta:generator>
    <meta:document-statistic meta:table-count="8" meta:cell-count="1769" meta:object-count="0"/>
  </office:meta>
</office:document-meta>
</file>